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70000009C4A21B7C3.png"/>
  <manifest:file-entry manifest:media-type="image/svg+xml" manifest:full-path="Pictures/10000B84000017D9000010239FF851C3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9cm" svg:stroke-color="#000000" draw:marker-start="Arrow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P1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1cm" svg:height="4.2cm" svg:x="21.9cm" svg:y="5.6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1</text:span></text:p>
          </draw:image>
        </draw:frame>
        <draw:frame draw:style-name="gr1" draw:text-style-name="P1" draw:layer="layout" svg:width="8.1cm" svg:height="4.2cm" svg:x="40cm" svg:y="5.6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<text:span text:style-name="T1">Node 2</text:span></text:p>
          </draw:image>
        </draw:frame>
        <draw:line draw:style-name="gr2" draw:text-style-name="P1" draw:layer="layout" svg:x1="29.4cm" svg:y1="7.5cm" svg:x2="40.2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8-06-03T11:02:34.23</dc:date>
    <meta:editing-duration>PT37M13S</meta:editing-duration>
    <meta:editing-cycles>12</meta:editing-cycles>
    <meta:generator>OpenOffice/4.1.3$Win32 OpenOffice.org_project/413m1$Build-9783</meta:generator>
    <dc:creator>Stefanie Schmidiger</dc:creator>
    <meta:document-statistic meta:object-count="3"/>
  </office:meta>
</office:document-meta>
</file>